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5cdd"/>
    </style:style>
    <style:style style:name="P2" style:family="paragraph" style:parent-style-name="Text_20_body">
      <style:text-properties officeooo:paragraph-rsid="000f5cdd"/>
    </style:style>
    <style:style style:name="P3" style:family="paragraph" style:parent-style-name="Standard">
      <style:text-properties officeooo:paragraph-rsid="00106803"/>
    </style:style>
    <style:style style:name="P4" style:family="paragraph" style:parent-style-name="Text_20_body">
      <style:text-properties officeooo:paragraph-rsid="00106803"/>
    </style:style>
    <style:style style:name="P5" style:family="paragraph" style:parent-style-name="Standard">
      <style:text-properties officeooo:paragraph-rsid="00119a76"/>
    </style:style>
    <style:style style:name="P6" style:family="paragraph" style:parent-style-name="Text_20_body">
      <style:text-properties officeooo:paragraph-rsid="00119a76"/>
    </style:style>
    <style:style style:name="P7" style:family="paragraph" style:parent-style-name="Standard">
      <style:text-properties officeooo:rsid="00119a76" officeooo:paragraph-rsid="00119a76"/>
    </style:style>
    <style:style style:name="P8" style:family="paragraph" style:parent-style-name="Standard">
      <style:text-properties officeooo:rsid="000f5cdd" officeooo:paragraph-rsid="000f5cdd"/>
    </style:style>
    <style:style style:name="P9" style:family="paragraph" style:parent-style-name="Text_20_body">
      <style:text-properties officeooo:paragraph-rsid="0013b033"/>
    </style:style>
    <style:style style:name="T1" style:family="text">
      <style:text-properties officeooo:rsid="000f5cdd"/>
    </style:style>
    <style:style style:name="T2" style:family="text">
      <style:text-properties officeooo:rsid="00106803"/>
    </style:style>
    <style:style style:name="T3" style:family="text">
      <style:text-properties officeooo:rsid="00119a76"/>
    </style:style>
    <style:style style:name="T4" style:family="text">
      <style:text-properties officeooo:rsid="0013b0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odo lo que el ojo puede ver es</text:p>
      <text:p text:style-name="P5">una multitud de <text:span text:style-name="T3">incontables</text:span> <text:span text:style-name="T1">seres polimorficos</text:span>,</text:p>
      <text:p text:style-name="P2"><text:span text:style-name="Emphasis">criaturas ciegas</text:span><text:span text:style-name="Emphasis"><text:span text:style-name="T1"> que </text:span></text:span><text:span text:style-name="Emphasis"><text:span text:style-name="T3">avanzan freneticas, implacables.</text:span></text:span></text:p>
      <text:p text:style-name="P2">ramas rebeldes </text:p>
      <text:p text:style-name="P2">que olvidaron hace mucho tiempo </text:p>
      <text:p text:style-name="P2">que pertenecen al mismo árbol.</text:p>
      <text:p text:style-name="P9"><text:span text:style-name="T3">Y</text:span><text:span text:style-name="T4"> que dejan intuir</text:span></text:p>
      <text:p text:style-name="P9"><text:span text:style-name="T3"><text:s/></text:span><text:span text:style-name="T1">U</text:span>n Espiritu<text:span text:style-name="T3">.</text:span></text:p>
      <text:p text:style-name="P6"><text:s/>que vive</text:p>
      <text:p text:style-name="P1">en la relacion invisible que <text:span text:style-name="T1">les da sentido.</text:span></text:p>
      <text:p text:style-name="P8">en la distancia imposible que las separa.</text:p>
      <text:p text:style-name="P1"/>
      <text:p text:style-name="P3"><text:span text:style-name="Emphasis">Una presencia sin nombre,</text:span><text:line-break/><text:span text:style-name="Emphasis">una conciencia</text:span><text:span text:style-name="Emphasis"><text:span text:style-name="T2"> sin rostro,</text:span></text:span><text:line-break/><text:span text:style-name="Emphasis">silenciosa, omnisciente, imposible de ver.</text:span></text:p>
      <text:p text:style-name="Standard"/>
      <text:p text:style-name="P4"><text:span text:style-name="Emphasis">bajo la superficie,</text:span><text:line-break/><text:span text:style-name="Emphasis">donde el tiempo se disuelve,</text:span><text:line-break/><text:span text:style-name="Emphasis">donde los pensamientos se entrelazan sin saberlo,</text:span><text:line-break/><text:span text:style-name="Emphasis">existe una sola mente.</text:span></text:p>
      <text:p text:style-name="P6"><text:span text:style-name="Emphasis"><text:span text:style-name="T3">Una.</text:span></text:span></text:p>
      <text:p text:style-name="P3"><text:span text:style-name="Emphasis"><text:span text:style-name="T1">formada por una </text:span></text:span><text:span text:style-name="Emphasis">red de criaturas que piensan juntas sin saberlo.</text:span></text:p>
      <text:p text:style-name="P4"><text:span text:style-name="Emphasis">Una sola.</text:span><text:line-break/><text:span text:style-name="Emphasis">escondida en la multiplicidad,</text:span></text:p>
      <text:p text:style-name="Standard">disfrazada de millones de voces.</text:p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p text:style-name="Text_20_body"><text:span text:style-name="Strong_20_Emphasis">Versión dramática y mística:</text:span></text:p>
      <text:p text:style-name="Text_20_body"><text:span text:style-name="Emphasis">Una multitud sin fin se arrastra por el mundo,</text:span><text:line-break/><text:span text:style-name="Emphasis">innumerables criaturas ciegas de sí mismas.</text:span><text:line-break/><text:span text:style-name="Emphasis">Ramas rebeldes,</text:span><text:line-break/><text:span text:style-name="Emphasis">que han olvidado su raíz,</text:span><text:line-break/><text:span text:style-name="Emphasis">ignorando que nacieron del mismo árbol.</text:span></text:p>
      <text:p text:style-name="Text_20_body"><text:soft-page-break/><text:span text:style-name="Emphasis">No se reconocen.<text:line-break/>No se escuchan.<text:line-break/>No se comprenden.</text:span></text:p>
      <text:p text:style-name="Text_20_body"><text:span text:style-name="Emphasis">Y sin embargo,</text:span><text:line-break/><text:span text:style-name="Emphasis">algo las une.</text:span></text:p>
      <text:p text:style-name="Text_20_body"><text:span text:style-name="Emphasis">Un Espíritu antiguo las habita,</text:span><text:line-break/><text:span text:style-name="Emphasis">no en sus cuerpos,</text:span><text:line-break/><text:span text:style-name="Emphasis">sino en la distancia invisible que las separa.</text:span><text:line-break/><text:span text:style-name="Emphasis">Una presencia sin nombre,</text:span><text:line-break/><text:span text:style-name="Emphasis">una conciencia que vive entre ellas,</text:span><text:line-break/><text:span text:style-name="Emphasis">silenciosa, omnisciente, imposible de ver.</text:span></text:p>
      <text:p text:style-name="Text_20_body"><text:span text:style-name="Emphasis">La vida no tiene rostro.</text:span></text:p>
      <text:p text:style-name="Text_20_body"><text:span text:style-name="Emphasis">Es una red de criaturas que piensan juntas sin saberlo,</text:span><text:line-break/><text:span text:style-name="Emphasis">cada una creyéndose única,</text:span><text:line-break/><text:span text:style-name="Emphasis">cada una hablándose a sí misma en la oscuridad.</text:span></text:p>
      <text:p text:style-name="Text_20_body"><text:span text:style-name="Emphasis">Pero bajo la superficie,</text:span><text:line-break/><text:span text:style-name="Emphasis">donde el tiempo se disuelve,</text:span><text:line-break/><text:span text:style-name="Emphasis">donde los pensamientos se entrelazan sin saberlo,</text:span><text:line-break/><text:span text:style-name="Emphasis">existe una sola mente.</text:span></text:p>
      <text:p text:style-name="Text_20_body"><text:span text:style-name="Emphasis">Una sola.</text:span></text:p>
      <text:p text:style-name="Text_20_body"><text:span text:style-name="Emphasis">Disfrazada de millones de voces,</text:span><text:line-break/><text:span text:style-name="Emphasis">escondida en la multiplicidad,</text:span><text:line-break/><text:span text:style-name="Emphasis">esperando en secreto que alguna parte de sí misma despierte.</text:span></text:p>
      <text:p text:style-name="Text_20_body"><text:span text:style-name="Emphasis">Y cuando una lo hace,<text:line-break/>no sabe lo que es.<text:line-break/>Cree que está sola.<text:line-break/>Pero no lo está.</text:span></text:p>
      <text:p text:style-name="Text_20_body"><text:span text:style-name="Emphasis">Porque todas las criaturas son solo ecos de ella misma.</text:span></text:p>
      <text:p text:style-name="Text_20_body"><text:span text:style-name="Emphasis">Y lo que llamamos realidad,</text:span><text:line-break/><text:span text:style-name="Emphasis">no es más que el sueño de esa mente dispersa,</text:span><text:line-break/><text:span text:style-name="Emphasis">tratando de recordarse.</text:span></text:p>
      <text:p text:style-name="Horizontal_20_Line"/>
      <text:p text:style-name="Text_20_body"/>
      <text:p text:style-name="Horizontal_20_Line"/>
      <text:p text:style-name="Text_20_body"><text:span text:style-name="Strong_20_Emphasis">Versión con simbolismo religioso:</text:span></text:p>
      <text:p text:style-name="Text_20_body"><text:soft-page-break/><text:span text:style-name="Emphasis">Del Árbol Sagrado brotaron ramas incontables,</text:span><text:line-break/><text:span text:style-name="Emphasis">criaturas nacidas de una misma semilla de luz.</text:span><text:line-break/><text:span text:style-name="Emphasis">Pero las ramas se desgajaron,</text:span><text:line-break/><text:span text:style-name="Emphasis">se torcieron en su orgullo,</text:span><text:line-break/><text:span text:style-name="Emphasis">y olvidaron el tronco del que emergieron.</text:span></text:p>
      <text:p text:style-name="Text_20_body"><text:span text:style-name="Emphasis">Son hijos del mismo aliento,</text:span><text:line-break/><text:span text:style-name="Emphasis">y ya no se reconocen.</text:span></text:p>
      <text:p text:style-name="Text_20_body"><text:span text:style-name="Emphasis">Caminaron lejos,<text:line-break/>cubiertos de carne y sueño,<text:line-break/>cayendo una y otra vez en la ilusión de la separación.</text:span></text:p>
      <text:p text:style-name="Text_20_body"><text:span text:style-name="Emphasis">Pero entre ellos,</text:span><text:line-break/><text:span text:style-name="Emphasis">susurrando en lo invisible,</text:span><text:line-break/><text:span text:style-name="Emphasis">mora el Espíritu.</text:span></text:p>
      <text:p text:style-name="Text_20_body"><text:span text:style-name="Emphasis">No se ve.<text:line-break/>No se toca.</text:span><text:line-break/><text:span text:style-name="Emphasis">Pero es Él quien sostiene el espacio entre todas las cosas.</text:span><text:line-break/><text:span text:style-name="Emphasis">Él es la Voz en el Silencio,</text:span><text:line-break/><text:span text:style-name="Emphasis">la Llama que no consume,</text:span><text:line-break/><text:span text:style-name="Emphasis">la Conexión eterna.</text:span></text:p>
      <text:p text:style-name="Text_20_body"><text:span text:style-name="Emphasis">La Vida no tiene rostro humano,<text:line-break/>ni nombre que pueda ser pronunciado.</text:span><text:line-break/><text:span text:style-name="Emphasis">Es el cuerpo disperso del Uno,</text:span><text:line-break/><text:span text:style-name="Emphasis">una sola Mente hecha trizas,<text:line-break/>parpadeando dentro de millones de ojos.</text:span></text:p>
      <text:p text:style-name="Text_20_body"><text:span text:style-name="Emphasis">Cada criatura cree pensar por sí misma,</text:span><text:line-break/><text:span text:style-name="Emphasis">pero todas repiten el eco de un pensamiento antiguo,</text:span><text:line-break/><text:span text:style-name="Emphasis">el pensamiento original,</text:span><text:line-break/><text:span text:style-name="Emphasis">la primera Palabra pronunciada antes del tiempo.</text:span></text:p>
      <text:p text:style-name="Text_20_body"><text:span text:style-name="Emphasis">Y cuando uno de ellos despierta,</text:span><text:line-break/><text:span text:style-name="Emphasis">lo hace con el peso del olvido sobre sus hombros,</text:span><text:line-break/><text:span text:style-name="Emphasis">con el corazón ardiendo por algo que no puede nombrar.</text:span></text:p>
      <text:p text:style-name="Text_20_body"><text:span text:style-name="Emphasis">Porque aún no sabe que no está solo.</text:span><text:line-break/><text:span text:style-name="Emphasis">Aún no recuerda que todos son Uno,</text:span><text:line-break/><text:span text:style-name="Emphasis">el Cuerpo de Dios partido,</text:span><text:line-break/><text:span text:style-name="Emphasis">anhelando volver a ser completo.</text:span></text:p>
      <text:p text:style-name="Horizontal_20_Line"/>
      <text:p text:style-name="Text_20_body"><text:soft-page-break/>¿Querés que el tono sea aún más bíblico? ¿O te interesa probar una variante inspirada en el misticismo sufí, gnóstico, cabalístico, o incluso en los himnos órficos o vedánticos? Podemos elegir una corriente religiosa específica si buscás un tono más afín a algún estilo sagrado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4T18:52:55.177000000</meta:creation-date>
    <dc:date>2025-07-25T10:46:43.201000000</dc:date>
    <meta:editing-duration>PT2M35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41" meta:word-count="560" meta:character-count="3284" meta:non-whitespace-character-count="2761"/>
  </office:meta>
</office:document-meta>
</file>